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9833in">
        <style:tab-stops/>
      </style:paragraph-properties>
      <style:text-properties fo:color="#1C1C1C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margin-left="0.9833in">
        <style:tab-stops/>
      </style:paragraph-properties>
      <style:text-properties fo:color="#1C1C1C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left="0.9833in">
        <style:tab-stops/>
      </style:paragraph-properties>
    </style:style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Normal" style:family="paragraph">
      <style:paragraph-properties fo:margin-left="0.9833in">
        <style:tab-stops/>
      </style:paragraph-properties>
    </style:style>
    <style:style style:name="P7" style:parent-style-name="Paragraphedeliste" style:list-style-name="LFO2" style:family="paragraph"/>
    <style:style style:name="P8" style:parent-style-name="Paragraphedeliste" style:list-style-name="LFO2" style:family="paragraph"/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</office:automatic-styles>
  <office:body>
    <office:text text:use-soft-page-breaks="true">
      <text:p text:style-name="P1">GUIDE D’INSTALLATION APPDENTAIRE SINSOULIEU FLORENT BTS SIO 2</text:p>
      <text:p text:style-name="P2"/>
      <text:p text:style-name="Normal">Pour commencer, il est important de s'assurer que votre système d'exploitation est à jour avec les dernières mises à jour disponibles. Ensuite, vous devez installer Java Development Kit (JDK) sur votre ordinateur en suivant les étapes suivantes :</text:p>
      <text:p text:style-name="P3"/>
      <text:list text:style-name="LFO1" text:continue-numbering="true">
        <text:list-item>
          <text:p text:style-name="P4">Rendez-vous sur le site officiel d'Oracle pour télécharger la dernière version de Java JDK qui convient à votre système d'exploitation (Windows, Mac ou Linux).</text:p>
        </text:list-item>
      </text:list>
      <text:p text:style-name="Normal"><text:a xlink:href="https://www.oracle.com/java/technologies/downloads/" office:target-frame-name="_top" xlink:show="replace"><text:span text:style-name="Lienhypertexte">https://www.oracle.com/java/technologies/downloads/</text:span></text:a></text:p>
      <text:p text:style-name="Normal"/>
      <text:list text:style-name="LFO1" text:continue-numbering="true">
        <text:list-item>
          <text:p text:style-name="P5">Téléchargez le fichier d'installation et suivez les instructions à l'écran pour l'installer.</text:p>
        </text:list-item>
      </text:list>
      <text:p text:style-name="Normal"/>
      <text:p text:style-name="Normal">Une fois Java JDK installé sur votre ordinateur, vous pouvez installer Git en suivant les étapes suivantes :</text:p>
      <text:p text:style-name="P6"/>
      <text:list text:style-name="LFO2" text:continue-numbering="true">
        <text:list-item>
          <text:p text:style-name="P7">Allez sur le site officiel de Git et téléchargez la dernière version de Git pour votre système d'exploitation.</text:p>
        </text:list-item>
      </text:list>
      <text:p text:style-name="Normal"/>
      <text:p text:style-name="Normal"><text:a xlink:href="https://git-scm.com/downloads" office:target-frame-name="_top" xlink:show="replace"><text:span text:style-name="Lienhypertexte">https://git-scm.com/downloads</text:span></text:a></text:p>
      <text:p text:style-name="Normal"/>
      <text:list text:style-name="LFO2" text:continue-numbering="true">
        <text:list-item>
          <text:p text:style-name="P8">Téléchargez le fichier d'installation et suivez les instructions à l'écran pour l'installer.</text:p>
        </text:list-item>
      </text:list>
      <text:p text:style-name="Normal">Sélectionnez la version de Git appropriée pour votre système d'exploitation (Windows, Mac ou Linux) et téléchargez le fichier d'installation.</text:p>
      <text:p text:style-name="Normal">Une fois le téléchargement terminé, exécutez le fichier d'installation et suivez les instructions à l'écran pour installer Git sur votre ordinateur.</text:p>
      <text:p text:style-name="Normal">Maintenant que Java et Git sont installés sur votre ordinateur, vous pouvez cloner le projet depuis GitHub en utilisant la commande suivante dans votre terminal ou invite de commande :</text:p>
      <text:p text:style-name="P9"/>
      <text:p text:style-name="Normal">git clone https://github.com/florentsinsoulieu/appdentaire.git</text:p>
      <text:p text:style-name="P10"/>
      <text:p text:style-name="Normal">Enfin, vous pouvez utiliser un environnement de développement intégré (IDE) tel qu'Eclipse ou IntelliJ IDEA pour importer le projet cloné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lorent091203@gmail.com</meta:initial-creator>
    <dc:creator>florent091203@gmail.com</dc:creator>
    <meta:creation-date>2023-04-13T14:39:00Z</meta:creation-date>
    <dc:date>2023-04-13T14:54:00Z</dc:date>
    <meta:template xlink:href="Normal" xlink:type="simple"/>
    <meta:editing-cycles>2</meta:editing-cycles>
    <meta:editing-duration>PT840S</meta:editing-duration>
    <meta:document-statistic meta:page-count="1" meta:paragraph-count="3" meta:word-count="270" meta:character-count="1755" meta:row-count="12" meta:non-whitespace-character-count="1488"/>
  </office:meta>
</office:document-meta>
</file>